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3"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4" style:parent-style-name="Normal" style:family="paragraph">
      <style:paragraph-properties fo:margin-bottom="0in" fo:line-height="100%" fo:background-color="#FFFFFF"/>
    </style:style>
    <style:style style:name="T5" style:parent-style-name="DefaultParagraphFont" style:family="text">
      <style:text-properties style:font-name="Arial" style:font-name-asian="Times New Roman" style:font-name-complex="Arial" fo:color="#222222" fo:font-size="12pt" style:font-size-asian="12pt" style:font-size-complex="12pt"/>
    </style:style>
    <style:style style:name="T6" style:parent-style-name="DefaultParagraphFont" style:family="text">
      <style:text-properties style:font-name="Arial" style:font-name-asian="Times New Roman" style:font-name-complex="Arial" fo:color="#1155CC" fo:font-size="12pt" style:font-size-asian="12pt" style:font-size-complex="12pt" style:text-underline-type="single" style:text-underline-style="solid" style:text-underline-width="auto" style:text-underline-mode="continuous"/>
    </style:style>
    <style:style style:name="T7" style:parent-style-name="DefaultParagraphFont" style:family="text">
      <style:text-properties style:font-name="Arial" style:font-name-asian="Times New Roman" style:font-name-complex="Arial" fo:color="#222222" fo:font-size="12pt" style:font-size-asian="12pt" style:font-size-complex="12pt"/>
    </style:style>
    <style:style style:name="P8"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9" style:parent-style-name="Normal" style:family="paragraph">
      <style:paragraph-properties fo:margin-bottom="0in" fo:line-height="100%" fo:background-color="#FFFFFF"/>
    </style:style>
    <style:style style:name="T10" style:parent-style-name="DefaultParagraphFont" style:family="text">
      <style:text-properties style:font-name="Arial" style:font-name-asian="Times New Roman" style:font-name-complex="Arial" fo:color="#222222" fo:font-size="12pt" style:font-size-asian="12pt" style:font-size-complex="12pt"/>
    </style:style>
    <style:style style:name="T11" style:parent-style-name="DefaultParagraphFont" style:family="text">
      <style:text-properties style:font-name="Arial" style:font-name-asian="Times New Roman" style:font-name-complex="Arial" fo:color="#1155CC" fo:font-size="12pt" style:font-size-asian="12pt" style:font-size-complex="12pt" style:text-underline-type="single" style:text-underline-style="solid" style:text-underline-width="auto" style:text-underline-mode="continuous"/>
    </style:style>
    <style:style style:name="T12" style:parent-style-name="DefaultParagraphFont" style:family="text">
      <style:text-properties style:font-name="Arial" style:font-name-asian="Times New Roman" style:font-name-complex="Arial" fo:color="#1155CC" fo:font-size="12pt" style:font-size-asian="12pt" style:font-size-complex="12pt" style:text-underline-type="single" style:text-underline-style="solid" style:text-underline-width="auto" style:text-underline-mode="continuous"/>
    </style:style>
    <style:style style:name="T13" style:parent-style-name="DefaultParagraphFont" style:family="text">
      <style:text-properties style:font-name="Arial" style:font-name-asian="Times New Roman" style:font-name-complex="Arial" fo:color="#1155CC" fo:font-size="12pt" style:font-size-asian="12pt" style:font-size-complex="12pt" style:text-underline-type="single" style:text-underline-style="solid" style:text-underline-width="auto" style:text-underline-mode="continuous"/>
    </style:style>
    <style:style style:name="T14" style:parent-style-name="DefaultParagraphFont" style:family="text">
      <style:text-properties style:font-name="Arial" style:font-name-asian="Times New Roman" style:font-name-complex="Arial" fo:color="#222222" fo:font-size="12pt" style:font-size-asian="12pt" style:font-size-complex="12pt"/>
    </style:style>
    <style:style style:name="P15"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16" style:parent-style-name="Normal" style:family="paragraph">
      <style:paragraph-properties fo:margin-bottom="0in" fo:line-height="100%" fo:background-color="#FFFFFF"/>
    </style:style>
    <style:style style:name="T17" style:parent-style-name="DefaultParagraphFont" style:family="text">
      <style:text-properties style:font-name="Arial" style:font-name-asian="Times New Roman" style:font-name-complex="Arial" fo:color="#222222" fo:font-size="12pt" style:font-size-asian="12pt" style:font-size-complex="12pt"/>
    </style:style>
    <style:style style:name="T18" style:parent-style-name="DefaultParagraphFont" style:family="text">
      <style:text-properties style:font-name="Arial" style:font-name-asian="Times New Roman" style:font-name-complex="Arial" fo:color="#1155CC" fo:font-size="12pt" style:font-size-asian="12pt" style:font-size-complex="12pt" style:text-underline-type="single" style:text-underline-style="solid" style:text-underline-width="auto" style:text-underline-mode="continuous"/>
    </style:style>
    <style:style style:name="T19" style:parent-style-name="DefaultParagraphFont" style:family="text">
      <style:text-properties style:font-name="Arial" style:font-name-asian="Times New Roman" style:font-name-complex="Arial" fo:color="#222222" fo:font-size="12pt" style:font-size-asian="12pt" style:font-size-complex="12pt"/>
    </style:style>
    <style:style style:name="T20" style:parent-style-name="DefaultParagraphFont" style:family="text">
      <style:text-properties style:font-name="Arial" style:font-name-asian="Times New Roman" style:font-name-complex="Arial" fo:color="#1155CC" fo:font-size="12pt" style:font-size-asian="12pt" style:font-size-complex="12pt" style:text-underline-type="single" style:text-underline-style="solid" style:text-underline-width="auto" style:text-underline-mode="continuous"/>
    </style:style>
    <style:style style:name="T21" style:parent-style-name="DefaultParagraphFont" style:family="text">
      <style:text-properties style:font-name="Arial" style:font-name-asian="Times New Roman" style:font-name-complex="Arial" fo:color="#222222" fo:font-size="12pt" style:font-size-asian="12pt" style:font-size-complex="12pt"/>
    </style:style>
    <style:style style:name="P22"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23"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24"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25" style:parent-style-name="Normal" style:family="paragraph">
      <style:paragraph-properties fo:margin-bottom="0in" fo:line-height="100%" fo:background-color="#FFFFFF"/>
    </style:style>
    <style:style style:name="T26" style:parent-style-name="DefaultParagraphFont" style:family="text">
      <style:text-properties style:font-name="Arial" style:font-name-asian="Times New Roman" style:font-name-complex="Arial" fo:color="#222222" fo:font-size="12pt" style:font-size-asian="12pt" style:font-size-complex="12pt"/>
    </style:style>
    <style:style style:name="T27" style:parent-style-name="DefaultParagraphFont" style:family="text">
      <style:text-properties style:font-name="Arial" style:font-name-asian="Times New Roman" style:font-name-complex="Arial" fo:color="#1155CC" fo:font-size="12pt" style:font-size-asian="12pt" style:font-size-complex="12pt" style:text-underline-type="single" style:text-underline-style="solid" style:text-underline-width="auto" style:text-underline-mode="continuous"/>
    </style:style>
    <style:style style:name="T28" style:parent-style-name="DefaultParagraphFont" style:family="text">
      <style:text-properties style:font-name="Arial" style:font-name-asian="Times New Roman" style:font-name-complex="Arial" fo:color="#222222" fo:font-size="12pt" style:font-size-asian="12pt" style:font-size-complex="12pt"/>
    </style:style>
    <style:style style:name="P29"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30"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31"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32"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33"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34" style:parent-style-name="Normal" style:family="paragraph">
      <style:text-properties fo:font-weight="bold" style:font-weight-asian="bold" style:font-weight-complex="bold"/>
    </style:style>
    <style:style style:name="P35" style:parent-style-name="Normal" style:family="paragraph">
      <style:paragraph-properties fo:margin-bottom="0in"/>
    </style:style>
    <style:style style:name="P36" style:parent-style-name="Normal" style:family="paragraph">
      <style:paragraph-properties fo:margin-bottom="0in"/>
    </style:style>
    <style:style style:name="P37" style:parent-style-name="Normal" style:family="paragraph">
      <style:paragraph-properties fo:margin-bottom="0in"/>
    </style:style>
    <style:style style:name="P38" style:parent-style-name="Normal" style:family="paragraph">
      <style:paragraph-properties fo:margin-bottom="0in"/>
    </style:style>
    <style:style style:name="P39" style:parent-style-name="Normal" style:family="paragraph">
      <style:paragraph-properties fo:margin-bottom="0in"/>
    </style:style>
    <style:style style:name="P40" style:parent-style-name="Normal" style:family="paragraph">
      <style:paragraph-properties fo:margin-bottom="0in" fo:line-height="100%" fo:background-color="#FFFFFF"/>
    </style:style>
    <style:style style:name="P41"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42" style:parent-style-name="Normal" style:family="paragraph">
      <style:paragraph-properties fo:margin-bottom="0in" fo:line-height="100%"/>
      <style:text-properties style:font-name="Arial" style:font-name-asian="Times New Roman" style:font-name-complex="Arial" fo:color="#500050" fo:font-size="12pt" style:font-size-asian="12pt" style:font-size-complex="12pt" fo:background-color="#FFFFFF"/>
    </style:style>
    <style:style style:name="P43" style:parent-style-name="Normal" style:family="paragraph">
      <style:paragraph-properties fo:margin-bottom="0in" fo:line-height="100%"/>
    </style:style>
    <style:style style:name="T44" style:parent-style-name="DefaultParagraphFont" style:family="text">
      <style:text-properties style:font-name="Calibri" style:font-name-asian="Times New Roman" style:font-name-complex="Calibri" fo:color="#500050" fo:background-color="#FFFFFF" fo:language="en" fo:country="GB"/>
    </style:style>
    <style:style style:name="P45" style:parent-style-name="Normal" style:family="paragraph">
      <style:paragraph-properties fo:margin-bottom="0in" fo:line-height="100%"/>
    </style:style>
    <style:style style:name="T46" style:parent-style-name="DefaultParagraphFont" style:family="text">
      <style:text-properties style:font-name="Calibri" style:font-name-asian="Times New Roman" style:font-name-complex="Calibri" fo:color="#500050" fo:background-color="#FFFFFF" fo:language="en" fo:country="GB"/>
    </style:style>
    <style:style style:name="P47" style:parent-style-name="Normal" style:family="paragraph">
      <style:paragraph-properties fo:margin-bottom="0in" fo:line-height="100%"/>
    </style:style>
    <style:style style:name="T48" style:parent-style-name="DefaultParagraphFont" style:family="text">
      <style:text-properties style:font-name="Calibri" style:font-name-asian="Times New Roman" style:font-name-complex="Calibri" fo:color="#500050" fo:background-color="#FFFFFF" fo:language="en" fo:country="GB"/>
    </style:style>
    <style:style style:name="P49" style:parent-style-name="Normal" style:family="paragraph">
      <style:text-properties fo:font-weight="bold" style:font-weight-asian="bold" style:font-weight-complex="bold" fo:font-size="12pt" style:font-size-asian="12pt" style:font-size-complex="12pt"/>
    </style:style>
    <style:style style:name="P50" style:parent-style-name="Normal" style:family="paragraph">
      <style:paragraph-properties fo:margin-bottom="0in" fo:line-height="100%"/>
      <style:text-properties style:font-name="Calibri" style:font-name-asian="Times New Roman" style:font-name-complex="Calibri" fo:color="#000000" fo:font-size="12pt" style:font-size-asian="12pt" style:font-size-complex="12pt"/>
    </style:style>
    <style:style style:name="P51"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52" style:parent-style-name="Normal" style:family="paragraph">
      <style:paragraph-properties fo:margin-bottom="0in" fo:line-height="100%" fo:background-color="#FFFFFF"/>
    </style:style>
    <style:style style:name="T53" style:parent-style-name="DefaultParagraphFont" style:family="text">
      <style:text-properties style:font-name="Arial" style:font-name-asian="Times New Roman" style:font-name-complex="Arial" fo:color="#222222" fo:font-size="12pt" style:font-size-asian="12pt" style:font-size-complex="12pt"/>
    </style:style>
    <style:style style:name="T54" style:parent-style-name="DefaultParagraphFont" style:family="text">
      <style:text-properties style:font-name="Arial" style:font-name-asian="Times New Roman" style:font-name-complex="Arial" fo:color="#222222" fo:font-size="12pt" style:font-size-asian="12pt" style:font-size-complex="12pt"/>
    </style:style>
    <style:style style:name="T55" style:parent-style-name="DefaultParagraphFont" style:family="text">
      <style:text-properties style:font-name="Arial" style:font-name-asian="Times New Roman" style:font-name-complex="Arial" fo:color="#1155CC" fo:font-size="12pt" style:font-size-asian="12pt" style:font-size-complex="12pt" style:text-underline-type="single" style:text-underline-style="solid" style:text-underline-width="auto" style:text-underline-mode="continuous"/>
    </style:style>
    <style:style style:name="T56" style:parent-style-name="DefaultParagraphFont" style:family="text">
      <style:text-properties style:font-name="Arial" style:font-name-asian="Times New Roman" style:font-name-complex="Arial" fo:color="#222222" fo:font-size="12pt" style:font-size-asian="12pt" style:font-size-complex="12pt"/>
    </style:style>
    <style:style style:name="T57" style:parent-style-name="DefaultParagraphFont" style:family="text">
      <style:text-properties style:font-name="Arial" style:font-name-asian="Times New Roman" style:font-name-complex="Arial" fo:color="#1155CC" fo:font-size="12pt" style:font-size-asian="12pt" style:font-size-complex="12pt" style:text-underline-type="single" style:text-underline-style="solid" style:text-underline-width="auto" style:text-underline-mode="continuous"/>
    </style:style>
    <style:style style:name="T58" style:parent-style-name="DefaultParagraphFont" style:family="text">
      <style:text-properties style:font-name="Arial" style:font-name-asian="Times New Roman" style:font-name-complex="Arial" fo:color="#222222" fo:font-size="12pt" style:font-size-asian="12pt" style:font-size-complex="12pt"/>
    </style:style>
    <style:style style:name="P59" style:parent-style-name="Normal" style:family="paragraph">
      <style:paragraph-properties fo:margin-bottom="0in" fo:line-height="100%"/>
      <style:text-properties style:font-name="Calibri" style:font-name-asian="Times New Roman" style:font-name-complex="Calibri" fo:color="#000000"/>
    </style:style>
  </office:automatic-styles>
  <office:body>
    <office:text text:use-soft-page-breaks="true">
      <text:p text:style-name="P1">NIHR 20221108</text:p>
      <text:p text:style-name="P2">Marguerite,</text:p>
      <text:p text:style-name="P3"> </text:p>
      <text:p text:style-name="P4"><text:span text:style-name="T5">Thank you for your email. Is this assessment by TranspariMED a follow up to the research on adoption of WHO guidelines that Dr Bruckner et al published in </text:span><text:a xlink:href="https://jamanetwork.com/journals/jamanetworkopen/fullarticle/2794814?utm_source=For_The_Media&amp;utm_medium=referral&amp;utm_campaign=ftm_links&amp;utm_term=080122" office:target-frame-name="_blank" xlink:show="new"><text:span text:style-name="T6">JAMA Network Open</text:span></text:a><text:span text:style-name="T7"> earlier in the year?</text:span></text:p>
      <text:p text:style-name="P8"> </text:p>
      <text:p text:style-name="P9"><text:span text:style-name="T10">It looks like you may have accessed our </text:span><text:a xlink:href="https://www.nihr.ac.uk/documents/nihr-policy-on-clinical-trial-registration-and-disclosure-of-results/12252" office:target-frame-name="_blank" xlink:show="new"><text:span text:style-name="T11">NI</text:span><text:bookmark-start text:name="_Hlt125231120"/><text:bookmark-start text:name="_Hlt125231121"/><text:span text:style-name="T12">H</text:span><text:bookmark-end text:name="_Hlt125231120"/><text:bookmark-end text:name="_Hlt125231121"/><text:span text:style-name="T13">R policy on clinical trial registration and disclosure of results </text:span></text:a><text:span text:style-name="T14">before we updated it in August this year. The policy now includes the requirement that publication of findings “must include the registration identification number within the publication,” which meets the WHO standard (row 11 in your spreadsheet).</text:span></text:p>
      <text:p text:style-name="P15"> </text:p>
      <text:p text:style-name="P16"><text:span text:style-name="T17">The policy you cite for the WHO standard around results being published in a journal (row 10) is from the </text:span><text:a xlink:href="https://www.nihr.ac.uk/documents/nihr-open-access-policy/28999" office:target-frame-name="_blank" xlink:show="new"><text:span text:style-name="T18">NIHR Open Access policy</text:span></text:a><text:span text:style-name="T19">, and you’ve marked this as ‘unsure’ as the policy says that other forms of dissemination may be appropriate. The Open Access policy applies to all NIHR-funded research, not just clinical trials, such as social care research, where other forms of dissemination may be more appropriate. However in our </text:span><text:a xlink:href="https://www.nihr.ac.uk/documents/nihr-policy-on-clinical-trial-registration-and-disclosure-of-results/12252#findings-should-be-published-in-a-peerreviewed-journal-or-platform-within-24-months-from-primary-study-completion" office:target-frame-name="_blank" xlink:show="new"><text:span text:style-name="T20">clinical trials policy</text:span></text:a><text:span text:style-name="T21"> we say unequivocally that “findings should be published in a peer-reviewed journal or platform within 24 months from primary study completion”.</text:span></text:p>
      <text:p text:style-name="P22"> </text:p>
      <text:p text:style-name="P23">I also note that the NIHR policy with respect to the standard of results onto registry in 12 months (row<text:s/>6) is marked as ‘unsure’, but it isn’t marked why this is. Let me know if you have a specific query on this.</text:p>
      <text:p text:style-name="P24"> </text:p>
      <text:p text:style-name="P25"><text:span text:style-name="T26">Lastly to note that in April this year </text:span><text:a xlink:href="https://www.nihr.ac.uk/news/nihr-changes-name-to-emphasise-long-term-commitment-to-social-care-research/30309" office:target-frame-name="_blank" xlink:show="new"><text:span text:style-name="T27">NIHR changed its name</text:span></text:a><text:span text:style-name="T28"> but kept the acronym ‘NIHR’. We are now the ‘National Institute for Health and Care Research’!</text:span></text:p>
      <text:p text:style-name="P29"> </text:p>
      <text:p text:style-name="P30">Do let me know if you have any questions on the above, and thanks again for getting in touch.</text:p>
      <text:p text:style-name="P31"> </text:p>
      <text:p text:style-name="P32">Kind regards,</text:p>
      <text:p text:style-name="P33"><text:line-break/>Adam</text:p>
      <text:p text:style-name="Normal"/>
      <text:p text:style-name="P34">MOR 20221112</text:p>
      <text:p text:style-name="Normal">Dear Adam,</text:p>
      <text:p text:style-name="P35">Thank you for your email. I will update the spreadsheet accordingly.<text:s/></text:p>
      <text:p text:style-name="P36">Yes,<text:s/>this is a follow up to the<text:s/>JAMA<text:s/>publication.</text:p>
      <text:p text:style-name="P37">I have noted what you described above regarding “results published in a journal.”</text:p>
      <text:p text:style-name="P38">NIHR has done exceptionally well, we thank you for your efforts in championing transparency in clinical trails.<text:s/></text:p>
      <text:p text:style-name="P39"/>
      <text:p text:style-name="P40"/>
      <text:p text:style-name="P41">Best Wishes, </text:p>
      <text:p text:style-name="P42"/>
      <text:soft-page-break/>
      <text:p text:style-name="P43"><text:span text:style-name="T44">MOR</text:span></text:p>
      <text:p text:style-name="P45"><text:span text:style-name="T46">Project Manager, Research Funder Transparency</text:span></text:p>
      <text:p text:style-name="P47"><text:span text:style-name="T48">TranspariMED</text:span></text:p>
      <text:p text:style-name="Normal"/>
      <text:p text:style-name="Normal"/>
      <text:p text:style-name="P49">ACTIONS TAKEN</text:p>
      <text:p text:style-name="P50">“Makes monitoring reports public”- upgraded to green as per comment above</text:p>
      <text:p text:style-name="P51">“Results published in a journal”- already awared a 1, but changed the<text:s/>“unsure” status.<text:s/></text:p>
      <text:p text:style-name="P52"><text:span text:style-name="T53">“</text:span><text:span text:style-name="T54">The policy you cite for the WHO standard around results being published in a journal (row 10) is from the </text:span><text:a xlink:href="https://www.nihr.ac.uk/documents/nihr-open-access-policy/28999" office:target-frame-name="_blank" xlink:show="new"><text:span text:style-name="T55">NIHR Open Access policy</text:span></text:a><text:span text:style-name="T56">, and you’ve marked this as ‘unsure’ as the policy says that other forms of dissemination may be appropriate. The Open Access policy applies to all NIHR-funded research, not just clinical trials, such as social care research, where other forms of dissemination may be more appropriate. However in our </text:span><text:a xlink:href="https://www.nihr.ac.uk/documents/nihr-policy-on-clinical-trial-registration-and-disclosure-of-results/12252#findings-should-be-published-in-a-peerreviewed-journal-or-platform-within-24-months-from-primary-study-completion" office:target-frame-name="_blank" xlink:show="new"><text:span text:style-name="T57">clinical trials policy</text:span></text:a><text:span text:style-name="T58"> we say unequivocally that “findings should be published in a peer-reviewed journal or platform within 24 months from primary study completion”.</text:span></text:p>
      <text:p text:style-name="P59"/>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il" style:display-name="il"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guerite O'Riordan (Student)</meta:initial-creator>
    <dc:creator>Marguerite O'Riordan (Student)</dc:creator>
    <meta:creation-date>2023-01-21T21:46:00Z</meta:creation-date>
    <dc:date>2023-01-21T22:17:00Z</dc:date>
    <meta:template xlink:href="Normal" xlink:type="simple"/>
    <meta:editing-cycles>1</meta:editing-cycles>
    <meta:editing-duration>PT0S</meta:editing-duration>
    <meta:document-statistic meta:page-count="2" meta:paragraph-count="8" meta:word-count="599" meta:character-count="4009" meta:row-count="28" meta:non-whitespace-character-count="3418"/>
  </office:meta>
</office:document-meta>
</file>